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chnical and Application Environments</text:p>
      <text:p text:style-name="Standard"/>
      <text:p text:style-name="Standard">Draig have around three main servers. All the servers are Dell Power edge, with the main server having 16GB RAM 2TB HDD and Intel Dual Core Xeon. The workstations are split up into two types, development and management. Development machines consists of a Dell XPS, with an Intel Quad Core, 8GB RAM and 1TB HDD. Management machines varied from mid range desktops to laptops, the majority was laptops with 4GB RAM and 500GB HDD. All machines have dual monitors, of good quality.</text:p>
      <text:p text:style-name="Standard"/>
      <text:p text:style-name="Standard">Draig is a Microsoft based company, which means that all of the software and services are Microsoft based. Draig have a main domain server which is used for VPN and user administration. The email service is outsourced to a company called simply mail solutions, which provides web access and Microsoft Exchange. All of the workstations are configured to use outlook 2007/12 and the exchange server. Development is done using Visual Studio 2007/12. For code management and client support, e.g. reporting software issues, we use Team Foundation Server (TFS) which is an extension <text:s/>to Visual Studio. TFS provides clients with a web interface to report and track issues, and developers with version contro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aka </meta:initial-creator>
    <meta:creation-date>2012-08-02T13:24:48</meta:creation-date>
    <dc:date>2012-08-07T01:13:09</dc:date>
    <dc:creator>Osaka </dc:creator>
    <meta:editing-duration>PT13H18M09S</meta:editing-duration>
    <meta:editing-cycles>14</meta:editing-cycles>
    <meta:generator>OpenOffice.org/3.2$Unix OpenOffice.org_project/320m12$Build-9483</meta:generator>
    <meta:document-statistic meta:table-count="0" meta:image-count="0" meta:object-count="0" meta:page-count="1" meta:paragraph-count="3" meta:word-count="198" meta:character-count="1216"/>
  </office:meta>
</office:document-meta>
</file>